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Black" svg:font-family="'Arial Black'"/>
    <style:font-face style:name="Georgia" svg:font-family="Georgia"/>
    <style:font-face style:name="OpenSymbol" svg:font-family="OpenSymbol"/>
    <style:font-face style:name="Manaspace" svg:font-family="Manaspace" style:font-family-generic="modern" style:font-pitch="fixed"/>
    <style:font-face style:name="Ebrima" svg:font-family="Ebrima" style:font-pitch="variable"/>
    <style:font-face style:name="Manaspace1" svg:font-family="Manaspace"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margin-top="0in" fo:margin-bottom="0in" fo:line-height="115%" fo:text-align="center" style:justify-single-word="false" fo:text-indent="0in" style:auto-text-indent="false" style:writing-mode="lr-tb"/>
      <style:text-properties style:font-name="Ebrima"/>
    </style:style>
    <style:style style:name="P2" style:family="paragraph" style:parent-style-name="Standard">
      <style:paragraph-properties fo:margin-left="0in" fo:margin-right="0in" fo:margin-top="0in" fo:margin-bottom="0in" fo:line-height="115%" fo:text-align="start" style:justify-single-word="false" fo:text-indent="0in" style:auto-text-indent="false" style:writing-mode="lr-tb">
        <style:tab-stops/>
      </style:paragraph-properties>
      <style:text-properties fo:font-size="2pt" style:font-size-asian="2pt" style:font-size-complex="2pt"/>
    </style:style>
    <style:style style:name="P3"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ab-stops/>
      </style:paragraph-properties>
      <style:text-properties fo:font-size="2pt" style:font-size-asian="2pt" style:font-size-complex="2pt"/>
    </style:style>
    <style:style style:name="P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font-size="8pt" style:font-size-asian="8pt" style:font-size-complex="8pt"/>
    </style:style>
    <style:style style:name="P5" style:family="paragraph" style:parent-style-name="Standard">
      <style:paragraph-properties fo:margin-left="0in" fo:margin-right="0in" fo:line-height="115%" fo:text-indent="0in" style:auto-text-indent="false" style:writing-mode="lr-tb"/>
      <style:text-properties style:font-name="Ebrima" fo:font-size="2pt" style:font-size-asian="2pt" style:font-size-complex="2pt"/>
    </style:style>
    <style:style style:name="P6" style:family="paragraph" style:parent-style-name="Standard">
      <style:paragraph-properties fo:margin-left="0in" fo:margin-right="0in" fo:line-height="115%" fo:text-indent="0in" style:auto-text-indent="false" style:writing-mode="lr-tb">
        <style:tab-stops/>
      </style:paragraph-properties>
      <style:text-properties style:font-name="Ebrima" fo:font-size="2pt" style:font-size-asian="2pt" style:font-size-complex="2pt"/>
    </style:style>
    <style:style style:name="P7" style:family="paragraph" style:parent-style-name="Standard">
      <style:paragraph-properties fo:margin-left="0in" fo:margin-right="0in" fo:line-height="115%" fo:text-indent="0in" style:auto-text-indent="false" fo:break-before="auto" fo:break-after="auto" style:writing-mode="lr-tb"/>
      <style:text-properties style:font-name="Ebrima" fo:font-size="2pt" style:font-size-asian="2pt" style:font-size-complex="2pt"/>
    </style:style>
    <style:style style:name="P8" style:family="paragraph" style:parent-style-name="Standard">
      <style:paragraph-properties fo:margin-left="1.1835in" fo:margin-right="0in" fo:margin-top="0in" fo:margin-bottom="0in" fo:line-height="115%" fo:text-align="start" style:justify-single-word="false" fo:text-indent="0in" style:auto-text-indent="false" style:writing-mode="lr-tb">
        <style:tab-stops>
          <style:tab-stop style:position="1.1252in"/>
        </style:tab-stops>
      </style:paragraph-properties>
      <style:text-properties style:font-name="Ebrima" fo:font-style="normal" style:font-style-asian="normal" style:font-style-complex="normal"/>
    </style:style>
    <style:style style:name="P9" style:family="paragraph" style:parent-style-name="Standard">
      <style:paragraph-properties fo:margin-left="1.1835in" fo:margin-right="0in" fo:margin-top="0in" fo:margin-bottom="0in" fo:line-height="115%" fo:text-align="start" style:justify-single-word="false" fo:text-indent="0in" style:auto-text-indent="false" style:writing-mode="lr-tb">
        <style:tab-stops>
          <style:tab-stop style:position="1.1252in"/>
        </style:tab-stops>
      </style:paragraph-properties>
      <style:text-properties style:font-name="Ebrima" fo:font-size="2pt" fo:font-style="normal" style:font-size-asian="1.75pt" style:font-style-asian="normal" style:font-size-complex="2pt" style:font-style-complex="normal"/>
    </style:style>
    <style:style style:name="P10" style:family="paragraph" style:parent-style-name="Standard">
      <style:paragraph-properties fo:margin-left="1.1835in" fo:margin-right="0in" fo:margin-top="0in" fo:margin-bottom="0in" fo:line-height="115%" fo:text-align="start" style:justify-single-word="false" fo:text-indent="0in" style:auto-text-indent="false" style:writing-mode="lr-tb">
        <style:tab-stops>
          <style:tab-stop style:position="1.1252in"/>
        </style:tab-stops>
      </style:paragraph-properties>
      <style:text-properties style:font-name="Ebrima" fo:font-size="8pt" fo:font-style="normal" fo:font-weight="bold" style:font-size-asian="8pt" style:font-style-asian="normal" style:font-weight-asian="bold" style:font-size-complex="8pt" style:font-style-complex="normal" style:font-weight-complex="bold"/>
    </style:style>
    <style:style style:name="P11" style:family="paragraph" style:parent-style-name="Standard">
      <style:paragraph-properties fo:margin-left="1.1835in" fo:margin-right="0in" fo:margin-top="0in" fo:margin-bottom="0in" fo:line-height="115%" fo:text-align="start" style:justify-single-word="false" fo:text-indent="0in" style:auto-text-indent="false" fo:break-before="auto" fo:break-after="auto" style:writing-mode="lr-tb">
        <style:tab-stops>
          <style:tab-stop style:position="1.1252in"/>
        </style:tab-stops>
      </style:paragraph-properties>
      <style:text-properties style:font-name="Ebrima" fo:font-size="8pt" fo:font-style="normal" fo:font-weight="bold" style:font-size-asian="8pt" style:font-style-asian="normal" style:font-weight-asian="bold" style:font-size-complex="8pt" style:font-style-complex="normal" style:font-weight-complex="bold"/>
    </style:style>
    <style:style style:name="P12" style:family="paragraph" style:parent-style-name="Standard">
      <style:paragraph-properties fo:margin-left="1.1835in" fo:margin-right="0in" fo:margin-top="0in" fo:margin-bottom="0.0398in" fo:line-height="100%" fo:text-indent="-1.15in" style:auto-text-indent="false" fo:break-before="auto" fo:break-after="auto" style:writing-mode="lr-tb">
        <style:tab-stops>
          <style:tab-stop style:position="0.85in"/>
        </style:tab-stops>
      </style:paragraph-properties>
    </style:style>
    <style:style style:name="P13" style:family="paragraph" style:parent-style-name="Standard">
      <style:paragraph-properties fo:margin-left="1.3752in" fo:margin-right="0in" fo:line-height="115%" fo:text-indent="0in" style:auto-text-indent="false" style:writing-mode="lr-tb"/>
      <style:text-properties style:font-name="Ebrima" fo:font-size="8pt" fo:font-style="normal" fo:font-weight="normal" style:font-size-asian="8pt" style:font-style-asian="normal" style:font-weight-asian="normal" style:font-size-complex="8pt" style:font-style-complex="normal" style:font-weight-complex="normal"/>
    </style:style>
    <style:style style:name="P14" style:family="paragraph" style:parent-style-name="Standard">
      <style:paragraph-properties fo:margin-left="1.3835in" fo:margin-right="0in" fo:line-height="115%" fo:text-indent="0in" style:auto-text-indent="false" style:writing-mode="lr-tb"/>
      <style:text-properties fo:color="#ff420e" style:font-name="Ebrima" fo:font-size="8pt" fo:font-style="normal" fo:font-weight="bold" style:font-name-asian="Arial Black" style:font-size-asian="8pt" style:font-style-asian="normal" style:font-weight-asian="bold" style:font-name-complex="Arial Black" style:font-size-complex="8pt" style:font-style-complex="normal" style:font-weight-complex="bold"/>
    </style:style>
    <style:style style:name="P15" style:family="paragraph" style:parent-style-name="Standard">
      <style:paragraph-properties fo:margin-left="1.3835in" fo:margin-right="0in" fo:line-height="115%" fo:text-indent="0in" style:auto-text-indent="false" fo:break-before="auto" fo:break-after="auto" style:writing-mode="lr-tb"/>
      <style:text-properties style:font-name="Ebrima" fo:font-size="8pt" fo:font-style="normal" style:font-size-asian="8pt" style:font-style-asian="normal" style:font-size-complex="8pt" style:font-style-complex="normal"/>
    </style:style>
    <style:style style:name="P16" style:family="paragraph" style:parent-style-name="Standard">
      <style:paragraph-properties fo:margin-left="1.3835in" fo:margin-right="0in" fo:margin-top="0in" fo:margin-bottom="0in" fo:line-height="115%" fo:text-align="start" style:justify-single-word="false" fo:text-indent="0in" style:auto-text-indent="false" style:writing-mode="lr-tb">
        <style:tab-stops>
          <style:tab-stop style:position="1.1252in"/>
        </style:tab-stops>
      </style:paragraph-properties>
      <style:text-properties style:font-name="Ebrima" fo:font-size="8pt" fo:font-style="normal" style:font-size-asian="8pt" style:font-style-asian="normal" style:font-size-complex="8pt" style:font-style-complex="normal"/>
    </style:style>
    <style:style style:name="P17" style:family="paragraph" style:parent-style-name="Standard">
      <style:paragraph-properties fo:margin-left="1.1583in" fo:margin-right="0in" fo:line-height="115%" fo:text-indent="-1.1252in" style:auto-text-indent="false" fo:break-before="auto" fo:break-after="auto" style:writing-mode="lr-tb">
        <style:tab-stops/>
      </style:paragraph-properties>
    </style:style>
    <style:style style:name="P18" style:family="paragraph" style:parent-style-name="Standard">
      <style:paragraph-properties fo:margin-left="1.3673in" fo:margin-right="0in" fo:line-height="115%" fo:text-indent="-1.1252in" style:auto-text-indent="false" style:writing-mode="lr-tb">
        <style:tab-stops>
          <style:tab-stop style:position="0.2146in"/>
        </style:tab-stops>
      </style:paragraph-properties>
    </style:style>
    <style:style style:name="P19" style:family="paragraph" style:parent-style-name="Standard">
      <style:paragraph-properties fo:margin-left="1.3673in" fo:margin-right="0in" fo:line-height="115%" fo:text-indent="-1.1252in" style:auto-text-indent="false" style:writing-mode="lr-tb">
        <style:tab-stops>
          <style:tab-stop style:position="0.2146in"/>
        </style:tab-stops>
      </style:paragraph-properties>
      <style:text-properties fo:font-variant="normal" fo:text-transform="none" fo:color="#151515" style:font-name="Ebrima" fo:font-size="8pt" fo:letter-spacing="normal" fo:font-style="normal" fo:font-weight="normal" style:font-size-asian="8pt" style:font-weight-asian="normal" style:font-size-complex="8pt" style:font-weight-complex="normal"/>
    </style:style>
    <style:style style:name="P20" style:family="paragraph" style:parent-style-name="Standard">
      <style:paragraph-properties fo:margin-left="1.3673in" fo:margin-right="0in" fo:line-height="115%" fo:text-indent="-0.2083in" style:auto-text-indent="false" style:writing-mode="lr-tb">
        <style:tab-stops>
          <style:tab-stop style:position="0.2146in"/>
        </style:tab-stops>
      </style:paragraph-properties>
      <style:text-properties fo:font-variant="normal" fo:text-transform="none" fo:color="#151515" style:font-name="Ebrima" fo:font-size="8pt" fo:letter-spacing="normal" fo:font-style="normal" fo:font-weight="bold" style:font-size-asian="8pt" style:font-weight-asian="bold" style:font-size-complex="8pt" style:font-weight-complex="bold"/>
    </style:style>
    <style:style style:name="P21" style:family="paragraph" style:parent-style-name="Standard">
      <style:paragraph-properties fo:margin-left="1.1835in" fo:margin-right="0in" fo:margin-top="0in" fo:margin-bottom="0in" fo:line-height="115%" fo:text-align="start" style:justify-single-word="false" fo:text-indent="-1.2252in" style:auto-text-indent="false" style:writing-mode="lr-tb">
        <style:tab-stops>
          <style:tab-stop style:position="1.1252in"/>
        </style:tab-stops>
      </style:paragraph-properties>
    </style:style>
    <style:style style:name="P22" style:family="paragraph" style:parent-style-name="Standard">
      <style:paragraph-properties fo:margin-left="1.1835in" fo:margin-right="0in" fo:margin-top="0in" fo:margin-bottom="0in" fo:line-height="115%" fo:text-align="start" style:justify-single-word="false" fo:text-indent="-1.2252in" style:auto-text-indent="false" style:writing-mode="lr-tb">
        <style:tab-stops>
          <style:tab-stop style:position="1.1252in"/>
        </style:tab-stops>
      </style:paragraph-properties>
      <style:text-properties fo:color="#ff420e" style:font-name="Arial Black" fo:font-size="2pt" style:font-name-asian="Arial Black" style:font-size-asian="2pt" style:font-name-complex="Arial Black" style:font-size-complex="2pt"/>
    </style:style>
    <style:style style:name="P23" style:family="paragraph" style:parent-style-name="Standard">
      <style:paragraph-properties fo:margin-left="1.1917in" fo:margin-right="0in" fo:line-height="100%" fo:text-indent="-1.2083in" style:auto-text-indent="false" style:writing-mode="lr-tb">
        <style:tab-stops/>
      </style:paragraph-properties>
    </style:style>
    <style:style style:name="P24" style:family="paragraph" style:parent-style-name="Standard">
      <style:paragraph-properties fo:margin-left="2in" fo:margin-right="0in" fo:margin-top="0in" fo:margin-bottom="0in" fo:line-height="115%" fo:text-align="start" style:justify-single-word="false" fo:text-indent="-0.8417in" style:auto-text-indent="false" fo:break-before="auto" fo:break-after="auto" style:writing-mode="lr-tb">
        <style:tab-stops/>
      </style:paragraph-properties>
    </style:style>
    <style:style style:name="P25" style:family="paragraph" style:parent-style-name="Standard">
      <style:paragraph-properties fo:margin-left="1.1583in" fo:margin-right="0in" fo:line-height="115%" fo:text-indent="-1.1665in" style:auto-text-indent="false" fo:break-before="auto" fo:break-after="auto" style:writing-mode="lr-tb">
        <style:tab-stops/>
      </style:paragraph-properties>
    </style:style>
    <style:style style:name="P26" style:family="paragraph" style:parent-style-name="Standard">
      <style:paragraph-properties fo:margin-left="1.1583in" fo:margin-right="0in" fo:line-height="115%" fo:text-indent="-1.1665in" style:auto-text-indent="false" style:writing-mode="lr-tb">
        <style:tab-stops/>
      </style:paragraph-properties>
      <style:text-properties style:font-name="Ebrima" fo:font-size="8pt" style:font-size-asian="8pt" style:font-size-complex="8pt"/>
    </style:style>
    <style:style style:name="P27" style:family="paragraph" style:parent-style-name="Standard">
      <style:paragraph-properties fo:margin-left="2in" fo:margin-right="0in" fo:line-height="115%" fo:text-indent="-0.8335in" style:auto-text-indent="false" fo:break-before="auto" fo:break-after="auto" style:writing-mode="lr-tb">
        <style:tab-stops/>
      </style:paragraph-properties>
      <style:text-properties style:font-name="Ebrima" fo:font-size="8pt" style:font-size-asian="8pt" style:font-size-complex="8pt"/>
    </style:style>
    <style:style style:name="P28" style:family="paragraph" style:parent-style-name="Standard">
      <style:paragraph-properties fo:margin-left="2in" fo:margin-right="0in" fo:line-height="115%" fo:text-indent="-0.8335in" style:auto-text-indent="false" fo:break-before="auto" fo:break-after="auto" style:writing-mode="lr-tb">
        <style:tab-stops/>
      </style:paragraph-properties>
      <style:text-properties style:font-name="Ebrima" fo:font-size="8pt" fo:font-weight="bold" style:font-size-asian="8pt" style:font-weight-asian="bold" style:font-size-complex="8pt" style:font-weight-complex="bold"/>
    </style:style>
    <style:style style:name="P29" style:family="paragraph" style:parent-style-name="Standard">
      <style:paragraph-properties fo:margin-left="2in" fo:margin-right="0in" fo:line-height="115%" fo:text-indent="-0.8335in" style:auto-text-indent="false" fo:break-before="auto" fo:break-after="auto" style:writing-mode="lr-tb">
        <style:tab-stops/>
      </style:paragraph-properties>
      <style:text-properties style:font-name="Ebrima"/>
    </style:style>
    <style:style style:name="P30" style:family="paragraph" style:parent-style-name="Standard">
      <style:paragraph-properties fo:margin-left="2in" fo:margin-right="0in" fo:margin-top="0in" fo:margin-bottom="0in" fo:line-height="115%" fo:text-align="start" style:justify-single-word="false" fo:text-indent="-0.6417in" style:auto-text-indent="false" fo:break-before="auto" fo:break-after="auto" style:writing-mode="lr-tb">
        <style:tab-stops/>
      </style:paragraph-properties>
      <style:text-properties style:font-name="Ebrima" fo:font-size="8pt" style:font-size-asian="8pt" style:font-size-complex="8pt"/>
    </style:style>
    <style:style style:name="P31" style:family="paragraph" style:parent-style-name="Standard">
      <style:paragraph-properties fo:margin-left="1.1917in" fo:margin-right="0in" fo:line-height="100%" fo:text-indent="0in" style:auto-text-indent="false" style:writing-mode="lr-tb">
        <style:tab-stops/>
      </style:paragraph-properties>
      <style:text-properties style:font-name="Ebrima" fo:font-size="8pt" style:font-size-asian="8pt" style:font-size-complex="8pt"/>
    </style:style>
    <style:style style:name="P32" style:family="paragraph" style:parent-style-name="Standard">
      <style:paragraph-properties fo:margin-left="1.1917in" fo:margin-right="0in" fo:line-height="100%" fo:text-indent="0in" style:auto-text-indent="false" style:writing-mode="lr-tb">
        <style:tab-stops/>
      </style:paragraph-properties>
      <style:text-properties style:font-name="Ebrima" fo:font-size="2pt" style:font-size-asian="2pt" style:font-size-complex="2pt"/>
    </style:style>
    <style:style style:name="P33" style:family="paragraph" style:parent-style-name="Standard">
      <style:paragraph-properties fo:margin-left="2in" fo:margin-right="0in" fo:line-height="115%" fo:text-indent="-0.8252in" style:auto-text-indent="false" fo:break-before="auto" fo:break-after="auto" style:writing-mode="lr-tb">
        <style:tab-stops/>
      </style:paragraph-properties>
      <style:text-properties style:font-name="Ebrima" fo:font-size="8pt" fo:font-weight="bold" style:font-size-asian="8pt" style:font-weight-asian="bold" style:font-size-complex="8pt" style:font-weight-complex="bold"/>
    </style:style>
    <style:style style:name="P34" style:family="paragraph" style:parent-style-name="Standard">
      <style:paragraph-properties fo:margin-left="1.3736in" fo:margin-right="0in" fo:line-height="115%" fo:text-indent="0in" style:auto-text-indent="false" style:writing-mode="lr-tb">
        <style:tab-stops/>
      </style:paragraph-properties>
      <style:text-properties style:font-name="Ebrima" fo:font-size="8pt" fo:font-style="normal" fo:font-weight="normal" style:font-size-asian="8pt" style:font-style-asian="normal" style:font-weight-asian="normal" style:font-size-complex="8pt" style:font-style-complex="normal" style:font-weight-complex="normal"/>
    </style:style>
    <style:style style:name="P35" style:family="paragraph" style:parent-style-name="Standard">
      <style:paragraph-properties fo:margin-left="1.1457in" fo:margin-right="0in" fo:line-height="115%" fo:text-indent="0in" style:auto-text-indent="false" style:writing-mode="lr-tb">
        <style:tab-stops/>
      </style:paragraph-properties>
      <style:text-properties style:font-name="Ebrima" fo:font-size="8pt" fo:font-style="normal" fo:font-weight="bold" style:font-size-asian="8pt" style:font-style-asian="normal" style:font-weight-asian="bold" style:font-size-complex="8pt" style:font-style-complex="normal" style:font-weight-complex="bold"/>
    </style:style>
    <style:style style:name="P36" style:family="paragraph" style:parent-style-name="Standard">
      <style:paragraph-properties fo:margin-left="1.3673in" fo:margin-right="0in" fo:line-height="115%" fo:text-indent="0in" style:auto-text-indent="false" style:writing-mode="lr-tb">
        <style:tab-stops/>
      </style:paragraph-properties>
      <style:text-properties style:font-name="Ebrima" fo:font-size="8pt" fo:font-style="normal" fo:font-weight="normal" style:font-size-asian="8pt" style:font-style-asian="normal" style:font-weight-asian="normal" style:font-size-complex="8pt" style:font-style-complex="normal" style:font-weight-complex="normal"/>
    </style:style>
    <style:style style:name="P37" style:family="paragraph" style:parent-style-name="Standard" style:master-page-name="Standard">
      <style:paragraph-properties fo:line-height="100%" fo:text-align="center" style:justify-single-word="false" style:page-number="auto" fo:break-before="auto" fo:break-after="auto" style:writing-mode="lr-tb"/>
      <style:text-properties fo:color="#ff6633" style:font-name="Manaspace" fo:font-size="20pt" fo:font-weight="bold" style:font-name-asian="Arial Black" style:font-size-asian="20pt" style:font-weight-asian="bold" style:font-name-complex="Arial Black" style:font-size-complex="20pt" style:font-weight-complex="bold" style:font-relief="engraved"/>
    </style:style>
    <style:style style:name="P38" style:family="paragraph" style:parent-style-name="Standard">
      <style:paragraph-properties fo:margin-left="0in" fo:margin-right="0in" fo:margin-top="0in" fo:margin-bottom="0in" fo:line-height="115%" fo:text-align="start" style:justify-single-word="false" fo:text-indent="0in" style:auto-text-indent="false" style:writing-mode="lr-tb">
        <style:tab-stops/>
      </style:paragraph-properties>
      <style:text-properties fo:font-size="2pt" style:font-size-asian="2pt" style:font-size-complex="2pt"/>
    </style:style>
    <style:style style:name="P39"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font-size="8pt" style:font-size-asian="8pt" style:font-size-complex="8pt"/>
    </style:style>
    <style:style style:name="P40" style:family="paragraph" style:parent-style-name="Standard">
      <style:paragraph-properties fo:margin-left="0in" fo:margin-right="0in" fo:margin-top="0in" fo:margin-bottom="0in" fo:line-height="100%" fo:text-indent="0in" style:auto-text-indent="false" fo:break-before="page" style:writing-mode="lr-tb">
        <style:tab-stops>
          <style:tab-stop style:position="0.85in"/>
        </style:tab-stops>
      </style:paragraph-properties>
      <style:text-properties fo:font-size="2pt" style:font-size-asian="2pt" style:font-size-complex="2pt"/>
    </style:style>
    <style:style style:name="P41" style:family="paragraph" style:parent-style-name="Standard" style:master-page-name="Standard">
      <style:paragraph-properties fo:margin-left="1.1917in" fo:margin-right="0in" fo:line-height="100%" fo:text-indent="-1.2083in" style:auto-text-indent="false" style:page-number="auto" fo:break-before="auto" fo:break-after="auto" style:writing-mode="lr-tb">
        <style:tab-stops/>
      </style:paragraph-properties>
      <style:text-properties fo:color="#ff6633" style:font-name="Manaspace" fo:font-size="2pt" style:font-name-asian="Arial Black" style:font-size-asian="1.75pt" style:font-name-complex="Arial Black" style:font-size-complex="2pt"/>
    </style:style>
    <style:style style:name="P42" style:family="paragraph" style:parent-style-name="Standard" style:list-style-name="L1">
      <style:paragraph-properties fo:margin-left="1.5654in" fo:margin-right="0in" fo:margin-top="0in" fo:margin-bottom="0in" fo:line-height="100%" fo:text-indent="-0.1563in" style:auto-text-indent="false" style:writing-mode="lr-tb">
        <style:tab-stops>
          <style:tab-stop style:position="0.85in"/>
        </style:tab-stops>
      </style:paragraph-properties>
      <style:text-properties style:font-name="Ebrima" fo:font-size="8pt" style:font-size-asian="8pt" style:font-size-complex="8pt"/>
    </style:style>
    <style:style style:name="P43" style:family="paragraph" style:parent-style-name="Standard" style:list-style-name="L2">
      <style:paragraph-properties fo:margin-left="1.1665in" fo:margin-right="0in" fo:margin-top="0in" fo:margin-bottom="0in" fo:line-height="115%" fo:text-align="start" style:justify-single-word="false" fo:text-indent="-0.25in" style:auto-text-indent="false" style:writing-mode="lr-tb">
        <style:tab-stops/>
      </style:paragraph-properties>
    </style:style>
    <style:style style:name="P44" style:family="paragraph" style:parent-style-name="Standard">
      <style:paragraph-properties fo:margin-left="1.4091in" fo:margin-right="0in" fo:margin-top="0in" fo:margin-bottom="0in" fo:line-height="100%" fo:text-indent="0in" style:auto-text-indent="false" style:writing-mode="lr-tb">
        <style:tab-stops>
          <style:tab-stop style:position="0.85in"/>
        </style:tab-stops>
      </style:paragraph-properties>
      <style:text-properties style:font-name="Ebrima" fo:font-size="8pt" fo:font-style="normal" style:font-size-asian="8pt" style:font-style-asian="normal" style:font-size-complex="8pt" style:font-style-complex="normal"/>
    </style:style>
    <style:style style:name="P45" style:family="paragraph" style:parent-style-name="Standard">
      <style:paragraph-properties fo:margin-left="1.1583in" fo:margin-right="0in" fo:line-height="115%" fo:text-indent="-1.1252in" style:auto-text-indent="false" fo:break-before="auto" fo:break-after="auto" style:writing-mode="lr-tb">
        <style:tab-stops/>
      </style:paragraph-properties>
    </style:style>
    <style:style style:name="P46" style:family="paragraph" style:parent-style-name="Standard">
      <style:paragraph-properties fo:margin-left="1.348in" fo:margin-right="0in" fo:margin-top="0in" fo:margin-bottom="0.0398in" fo:line-height="115%" fo:text-align="start" style:justify-single-word="false" fo:text-indent="-0.1693in" style:auto-text-indent="false" style:writing-mode="lr-tb">
        <style:tab-stops/>
      </style:paragraph-properties>
      <style:text-properties fo:font-variant="normal" fo:text-transform="none" fo:color="#151515" style:font-name="Ebrima" fo:font-size="2pt" fo:letter-spacing="normal" fo:font-style="normal" fo:font-weight="normal" style:font-size-asian="2pt" style:font-weight-asian="bold" style:font-size-complex="2pt" style:font-weight-complex="bold"/>
    </style:style>
    <style:style style:name="P47" style:family="paragraph" style:parent-style-name="Standard">
      <style:paragraph-properties fo:margin-left="1.348in" fo:margin-right="0in" fo:margin-top="0in" fo:margin-bottom="0.0398in" fo:line-height="115%" fo:text-align="start" style:justify-single-word="false" fo:text-indent="-0.1693in" style:auto-text-indent="false" style:writing-mode="lr-tb">
        <style:tab-stops/>
      </style:paragraph-properties>
      <style:text-properties style:font-name="Ebrima" fo:font-size="2pt" style:font-size-asian="2pt" style:font-size-complex="2pt"/>
    </style:style>
    <style:style style:name="P48" style:family="paragraph" style:parent-style-name="Standard">
      <style:paragraph-properties fo:margin-left="1.3673in" fo:margin-right="0in" fo:line-height="115%" fo:text-indent="-1.1252in" style:auto-text-indent="false" style:writing-mode="lr-tb">
        <style:tab-stops>
          <style:tab-stop style:position="0.2146in"/>
        </style:tab-stops>
      </style:paragraph-properties>
      <style:text-properties fo:font-variant="normal" fo:text-transform="none" fo:color="#151515" style:font-name="Ebrima" fo:font-size="8pt" fo:letter-spacing="normal" fo:font-style="normal" fo:font-weight="normal" style:font-size-asian="8pt" style:font-weight-asian="normal" style:font-size-complex="8pt" style:font-weight-complex="normal"/>
    </style:style>
    <style:style style:name="P49" style:family="paragraph" style:parent-style-name="Standard">
      <style:paragraph-properties fo:margin-left="1.3673in" fo:margin-right="0in" fo:line-height="115%" fo:text-indent="-1.1252in" style:auto-text-indent="false" style:writing-mode="lr-tb">
        <style:tab-stops>
          <style:tab-stop style:position="0.2146in"/>
        </style:tab-stops>
      </style:paragraph-properties>
    </style:style>
    <style:style style:name="P50" style:family="paragraph" style:parent-style-name="Standard">
      <style:paragraph-properties fo:margin-left="1.3673in" fo:margin-right="0in" fo:line-height="115%" fo:text-indent="-0.2083in" style:auto-text-indent="false" style:writing-mode="lr-tb">
        <style:tab-stops>
          <style:tab-stop style:position="0.2146in"/>
        </style:tab-stops>
      </style:paragraph-properties>
      <style:text-properties fo:font-variant="normal" fo:text-transform="none" fo:color="#151515" style:font-name="Ebrima" fo:font-size="8pt" fo:letter-spacing="normal" fo:font-style="normal" fo:font-weight="bold" style:font-size-asian="8pt" style:font-weight-asian="bold" style:font-size-complex="8pt" style:font-weight-complex="bold"/>
    </style:style>
    <style:style style:name="P51" style:family="paragraph" style:parent-style-name="Standard">
      <style:paragraph-properties fo:margin-left="1.1835in" fo:margin-right="0in" fo:margin-top="0in" fo:margin-bottom="0in" fo:line-height="115%" fo:text-align="start" style:justify-single-word="false" fo:text-indent="-1.2252in" style:auto-text-indent="false" style:writing-mode="lr-tb">
        <style:tab-stops>
          <style:tab-stop style:position="1.1252in"/>
        </style:tab-stops>
      </style:paragraph-properties>
      <style:text-properties fo:color="#ff420e" style:font-name="Arial Black" fo:font-size="2pt" style:font-name-asian="Arial Black" style:font-size-asian="2pt" style:font-name-complex="Arial Black" style:font-size-complex="2pt"/>
    </style:style>
    <style:style style:name="P52" style:family="paragraph" style:parent-style-name="Standard">
      <style:paragraph-properties fo:margin-left="1.348in" fo:margin-right="0in" fo:margin-top="0in" fo:margin-bottom="0.0398in" fo:line-height="115%" fo:text-align="start" style:justify-single-word="false" fo:text-indent="-0.0063in" style:auto-text-indent="false" style:writing-mode="lr-tb">
        <style:tab-stops/>
      </style:paragraph-properties>
      <style:text-properties fo:font-variant="normal" fo:text-transform="none" fo:color="#151515" style:font-name="Ebrima" fo:font-size="8pt" fo:letter-spacing="normal" fo:font-style="normal" fo:font-weight="normal" style:font-size-asian="8pt" style:font-weight-asian="bold" style:font-size-complex="8pt" style:font-weight-complex="bold"/>
    </style:style>
    <style:style style:name="P53" style:family="paragraph">
      <style:text-properties fo:color="#ffcc99" style:font-name="Manaspace" fo:font-size="66pt" fo:font-weight="900" style:font-size-asian="66pt" style:font-size-complex="66pt" style:font-relief="engraved"/>
    </style:style>
    <style:style style:name="P54" style:family="paragraph">
      <style:paragraph-properties fo:text-align="center"/>
    </style:style>
    <style:style style:name="T1" style:family="text">
      <style:text-properties fo:color="#000000" fo:font-size="8pt" style:font-size-asian="8pt" style:font-size-complex="8pt"/>
    </style:style>
    <style:style style:name="T2" style:family="text">
      <style:text-properties fo:color="#000000" fo:font-size="8pt" fo:background-color="transparent" style:font-size-asian="8pt" style:font-size-complex="8pt"/>
    </style:style>
    <style:style style:name="T3" style:family="text">
      <style:text-properties fo:font-size="8pt" fo:font-weight="bold" style:font-size-asian="8pt" style:font-weight-asian="bold" style:font-size-complex="8pt" style:font-weight-complex="bold"/>
    </style:style>
    <style:style style:name="T4" style:family="text">
      <style:text-properties fo:font-size="8pt" fo:font-weight="bold" style:font-size-asian="8pt" style:font-size-complex="8pt"/>
    </style:style>
    <style:style style:name="T5" style:family="text">
      <style:text-properties fo:font-size="8pt" fo:font-style="italic" fo:font-weight="bold" style:font-size-asian="8pt" style:font-style-asian="italic" style:font-weight-asian="bold" style:font-size-complex="8pt" style:font-style-complex="italic" style:font-weight-complex="bold"/>
    </style:style>
    <style:style style:name="T6" style:family="text">
      <style:text-properties fo:font-size="8pt" style:font-size-asian="8pt" style:font-weight-asian="normal" style:font-size-complex="8pt" style:font-weight-complex="normal"/>
    </style:style>
    <style:style style:name="T7" style:family="text">
      <style:text-properties fo:font-size="8pt" style:font-size-asian="8pt" style:font-size-complex="8pt"/>
    </style:style>
    <style:style style:name="T8" style:family="text">
      <style:text-properties style:font-name="Ebrima" fo:font-size="8pt" style:font-size-asian="8pt" style:font-size-complex="8pt"/>
    </style:style>
    <style:style style:name="T9" style:family="text">
      <style:text-properties style:font-name="Ebrima" fo:font-size="8pt" fo:font-weight="bold" style:font-size-asian="8pt" style:font-weight-asian="bold" style:font-size-complex="8pt" style:font-weight-complex="bold"/>
    </style:style>
    <style:style style:name="T10" style:family="text">
      <style:text-properties style:font-name="Ebrima" fo:font-size="8pt" fo:font-style="normal" fo:font-weight="bold" style:font-size-asian="8pt" style:font-style-asian="normal" style:font-weight-asian="bold" style:font-size-complex="8pt" style:font-style-complex="normal" style:font-weight-complex="bold"/>
    </style:style>
    <style:style style:name="T11" style:family="text">
      <style:text-properties style:font-name="Ebrima" fo:font-size="8pt" fo:font-style="italic" fo:font-weight="bold" style:font-size-asian="8pt" style:font-style-asian="italic" style:font-weight-asian="bold" style:font-size-complex="8pt" style:font-style-complex="italic" style:font-weight-complex="bold"/>
    </style:style>
    <style:style style:name="T12" style:family="text">
      <style:text-properties fo:color="#ff420e" style:font-name="Arial Black" fo:font-size="10pt" style:font-name-asian="Arial Black" style:font-size-asian="10pt" style:font-name-complex="Arial Black" style:font-size-complex="10pt"/>
    </style:style>
    <style:style style:name="T13" style:family="text">
      <style:text-properties fo:color="#ff420e" style:font-name="Manaspace" fo:font-size="10pt" style:font-name-asian="Arial Black" style:font-size-asian="10pt" style:font-name-complex="Arial Black" style:font-size-complex="10pt"/>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variant="normal" fo:text-transform="none" fo:color="#151515" style:font-name="Ebrima" fo:font-size="8pt" fo:letter-spacing="normal" fo:font-style="normal" fo:font-weight="normal" style:font-size-asian="8pt" style:font-weight-asian="bold" style:font-size-complex="8pt" style:font-weight-complex="bold"/>
    </style:style>
    <style:style style:name="T16" style:family="text">
      <style:text-properties fo:font-variant="normal" fo:text-transform="none" fo:color="#151515" style:font-name="Ebrima" fo:font-size="8pt" fo:letter-spacing="normal" fo:font-style="normal" fo:font-weight="normal" style:font-size-asian="8pt" style:font-weight-asian="normal" style:font-size-complex="8pt" style:font-weight-complex="normal"/>
    </style:style>
    <style:style style:name="T17" style:family="text">
      <style:text-properties fo:font-variant="normal" fo:text-transform="none" fo:color="#151515" style:font-name="Ebrima" fo:font-size="8pt" fo:letter-spacing="normal" fo:font-style="normal" fo:font-weight="normal" style:font-size-asian="8pt" style:font-style-asian="italic" style:font-weight-asian="normal" style:font-size-complex="8pt" style:font-style-complex="italic" style:font-weight-complex="normal"/>
    </style:style>
    <style:style style:name="T18" style:family="text">
      <style:text-properties fo:font-variant="normal" fo:text-transform="none" fo:color="#151515" style:font-name="Ebrima" fo:font-size="8pt" fo:letter-spacing="normal" fo:font-style="italic" fo:font-weight="normal" style:font-size-asian="8pt" style:font-style-asian="italic" style:font-weight-asian="normal" style:font-size-complex="8pt" style:font-style-complex="italic" style:font-weight-complex="normal"/>
    </style:style>
    <style:style style:name="T19" style:family="text">
      <style:text-properties fo:color="#ff6633" style:font-name="Manaspace" fo:font-size="10pt" style:font-name-asian="Arial Black" style:font-size-asian="10pt" style:font-name-complex="Arial Black" style:font-size-complex="10pt"/>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ffcc99" style:font-name="Manaspace" fo:font-size="66pt" fo:font-weight="900" style:font-size-asian="66pt" style:font-size-complex="66pt" style:font-relief="engraved"/>
    </style:style>
    <text:list-style style:name="L1">
      <text:list-level-style-bullet text:level="1" text:style-name="Bullet_20_Symbols" text:bullet-char="">
        <style:list-level-properties text:list-level-position-and-space-mode="label-alignment">
          <style:list-level-label-alignment text:label-followed-by="listtab" text:list-tab-stop-position="1.5654in" fo:text-indent="-0.25in" fo:margin-left="1.5654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8154in" fo:text-indent="-0.25in" fo:margin-left="1.815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654in" fo:text-indent="-0.25in" fo:margin-left="2.065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3154in" fo:text-indent="-0.25in" fo:margin-left="2.315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654in" fo:text-indent="-0.25in" fo:margin-left="2.565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8154in" fo:text-indent="-0.25in" fo:margin-left="2.815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0654in" fo:text-indent="-0.25in" fo:margin-left="3.065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3154in" fo:text-indent="-0.25in" fo:margin-left="3.315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654in" fo:text-indent="-0.25in" fo:margin-left="3.565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8154in" fo:text-indent="-0.25in" fo:margin-left="3.815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583in" fo:text-indent="-0.25in" fo:margin-left="1.6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83in" fo:text-indent="-0.25in" fo:margin-left="1.9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583in" fo:text-indent="-0.25in" fo:margin-left="2.1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083in" fo:text-indent="-0.25in" fo:margin-left="2.4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6583in" fo:text-indent="-0.25in" fo:margin-left="2.6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9083in" fo:text-indent="-0.25in" fo:margin-left="2.9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583in" fo:text-indent="-0.25in" fo:margin-left="3.1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4083in" fo:text-indent="-0.25in" fo:margin-left="3.4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6583in" fo:text-indent="-0.25in" fo:margin-left="3.6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9083in" fo:text-indent="-0.25in" fo:margin-left="3.9083in"/>
        </style:list-level-properties>
      </text:list-level-style-bullet>
    </text:list-style>
    <style:style style:name="gr1" style:family="graphic">
      <style:graphic-properties draw:stroke="none" svg:stroke-color="#e6e6e6" draw:fill="none" draw:fill-color="#ffffff" fo:min-height="0.9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Fine_20_Dashed_20__28_var_29_" svg:stroke-width="0.0193in" svg:stroke-color="#ff6633" draw:fill="none" draw:fill-color="#ffffff" draw:textarea-horizontal-align="center" draw:textarea-vertical-align="middle" fo:padding-top="0.0098in" fo:padding-bottom="0.0098in" fo:padding-left="0.0098in" fo:padding-right="0.0098in" style:run-through="background"/>
    </style:style>
    <style:style style:name="gr4" style:family="graphic">
      <style:graphic-properties style:run-through="background"/>
    </style:style>
    <style:style style:name="gr5" style:family="graphic">
      <style:graphic-properties draw:stroke="dash" draw:stroke-dash="Fine_20_Dashed_20__28_var_29_" svg:stroke-width="0.0193in" svg:stroke-color="#ff6633" draw:fill="solid" draw:fill-color="#ff9966" draw:textarea-horizontal-align="center" draw:textarea-vertical-align="middle" fo:padding-top="0.0098in" fo:padding-bottom="0.0098in" fo:padding-left="0.0098in" fo:padding-right="0.0098in"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
      <text:p text:style-name="P2"/>
      <text:p text:style-name="P2"><draw:g text:anchor-type="paragraph" draw:z-index="5" draw:style-name="gr2"><draw:rect draw:style-name="gr3" draw:text-style-name="P54" svg:width="1.1087in" svg:height="0.2807in" svg:x="-0.1346in" svg:y="0.15in"><text:p/></draw:rect><draw:g draw:style-name="gr4"><draw:line draw:style-name="gr5" draw:text-style-name="P54" svg:x1="0.4071in" svg:y1="0.0031in" svg:x2="6.7323in" svg:y2="0.0087in"><text:p/></draw:line><draw:line draw:style-name="gr5" draw:text-style-name="P54" svg:x1="0.4071in" svg:y1="0.124in" svg:x2="0.4071in" svg:y2="0.0031in"><text:p/></draw:line></draw:g></draw:g></text:p>
      <text:p text:style-name="P2"/>
      <text:p text:style-name="P2"/>
      <text:p text:style-name="P2"/>
      <text:p text:style-name="P2"/>
      <text:p text:style-name="P2"/>
      <text:p text:style-name="P23"><text:span text:style-name="T19">Statement</text:span><text:span text:style-name="T8"><text:tab/>A motivated, responsible, charismatic game programmer able to integrate well with a team and learn quickly and efficiently.</text:span></text:p>
      <text:p text:style-name="P31"/>
      <text:p text:style-name="P31">Brings a wealth of life experiences to the table, including travel, a previous career in chemical engineering, and various teaching and freelance positions. Pursuing a post-graduate degree at one of the most prestigious gaming universities in the world, University of Abertay. Technical focus on artificial intelligence. </text:p>
      <text:p text:style-name="P31"/>
      <text:p text:style-name="P31">Hard working, imaginative, collaborative, and eager to learn. In short, an individual with a diverse skill set and strong technical background who is genuinely fascinated by games.</text:p>
      <text:p text:style-name="P32"/>
      <text:p text:style-name="P32"/>
      <text:p text:style-name="P6"><draw:g text:anchor-type="paragraph" draw:z-index="2" draw:style-name="gr2"><draw:rect draw:style-name="gr3" draw:text-style-name="P54" svg:width="1.1087in" svg:height="0.2807in" svg:x="-0.1346in" svg:y="0.2827in"><text:p/></draw:rect><draw:g draw:style-name="gr4"><draw:line draw:style-name="gr5" draw:text-style-name="P54" svg:x1="0.4071in" svg:y1="0.1358in" svg:x2="6.7323in" svg:y2="0.1413in"><text:p/></draw:line><draw:line draw:style-name="gr5" draw:text-style-name="P54" svg:x1="0.4071in" svg:y1="0.2567in" svg:x2="0.4071in" svg:y2="0.1358in"><text:p/></draw:line></draw:g></draw:g></text:p>
      <text:p text:style-name="P7"/>
      <text:p text:style-name="P5"/>
      <text:p text:style-name="P5"/>
      <text:p text:style-name="P5"/>
      <text:p text:style-name="P5"/>
      <text:p text:style-name="P5"/>
      <text:p text:style-name="P12"><text:span text:style-name="T13"><text:s/></text:span><text:span text:style-name="T19">Skills</text:span><text:tab/><text:span text:style-name="T9">Programming</text:span><text:span text:style-name="T8"><text:tab/></text:span></text:p>
      <text:list xml:id="list37302195" text:style-name="L1">
        <text:list-item>
          <text:p text:style-name="P42">Languages: C++, Java, C#, JavaScript, Action Script 3, Lua. </text:p>
        </text:list-item>
        <text:list-item>
          <text:p text:style-name="P42">Various data structures, algorithms, design patterns.</text:p>
        </text:list-item>
        <text:list-item>
          <text:p text:style-name="P42">AI techniques: pattern movement, finite state machines, fuzzy logic, genetic algorithms.<text:line-break/></text:p>
        </text:list-item>
      </text:list>
      <text:p text:style-name="P33">Development Tools</text:p>
      <text:list xml:id="list38319302" text:continue-numbering="true" text:style-name="L1">
        <text:list-item>
          <text:p text:style-name="P42">IDEs, compilers, debuggers: Visual Studio, Eclipse, g++, gdb, Valgrind.</text:p>
        </text:list-item>
        <text:list-item>
          <text:p text:style-name="P42">Version control: SVN, Git, GitHub.com.</text:p>
        </text:list-item>
        <text:list-item>
          <text:p text:style-name="P42">Game libraries and engines: Allegro, DirectX, XNA, Flat Red Ball, Unity, Havok.<text:line-break/></text:p>
        </text:list-item>
      </text:list>
      <text:p text:style-name="P24"><text:span text:style-name="T9">Teamwork and Leadership</text:span><text:span text:style-name="T8"><text:tab/></text:span></text:p>
      <text:list xml:id="list38295649" text:continue-numbering="true" text:style-name="L1">
        <text:list-item>
          <text:p text:style-name="P42">At wow-pro.com, lead an international development team of volunteers.</text:p>
        </text:list-item>
        <text:list-item>
          <text:p text:style-name="P42">Team of fellow interns created several tools to improve the Intel smart TV quality assurance process.</text:p>
        </text:list-item>
        <text:list-item>
          <text:p text:style-name="P42">Programmed in game development teams at Abertay University and in the Scottish Game Jam.</text:p>
        </text:list-item>
        <text:list-item>
          <text:p text:style-name="P42">Currently leading a team to develop a mobile game as part of the Abertay Game Development Society.</text:p>
        </text:list-item>
        <text:list-item>
          <text:p text:style-name="P42">Participated in various university group projects, both as a leader and team member.<text:line-break/></text:p>
        </text:list-item>
      </text:list>
      <text:list xml:id="list37274236" text:style-name="L2">
        <text:list-header>
          <text:p text:style-name="P43"><text:span text:style-name="T9">Communication</text:span><text:span text:style-name="T8"><text:tab/></text:span></text:p>
        </text:list-header>
      </text:list>
      <text:list xml:id="list38310412" text:continue-list="list38295649" text:style-name="L1">
        <text:list-item>
          <text:p text:style-name="P42">Wrote, recorded, and voiced an informational video advertising the wow-pro.com addon.</text:p>
        </text:list-item>
        <text:list-item>
          <text:p text:style-name="P42">Taught after school science classes for primary school children.</text:p>
        </text:list-item>
        <text:list-item>
          <text:p text:style-name="P42">Authored official report for a National Science Foundation educational grant.</text:p>
        </text:list-item>
        <text:list-item>
          <text:p text:style-name="P42">Experienced in relating technical knowledge to non-technical audiences, both as writing and in presentations.</text:p>
        </text:list-item>
        <text:list-item>
          <text:p text:style-name="P42">Maintain a blog covering a wide array of gaming industry subjects at jiyambi.blogspot.com.</text:p>
        </text:list-item>
      </text:list>
      <text:p text:style-name="P9"/>
      <text:p text:style-name="P9"/>
      <text:p text:style-name="P9"/>
      <text:p text:style-name="P9"/>
      <text:p text:style-name="P9"><draw:g text:anchor-type="paragraph" draw:z-index="7" draw:style-name="gr2"><draw:rect draw:style-name="gr3" draw:text-style-name="P54" svg:width="1.1087in" svg:height="0.2807in" svg:x="-0.1346in" svg:y="0.1709in"><text:p/></draw:rect><draw:g draw:style-name="gr4"><draw:line draw:style-name="gr5" draw:text-style-name="P54" svg:x1="0.4071in" svg:y1="0.024in" svg:x2="6.7323in" svg:y2="0.0295in"><text:p/></draw:line><draw:line draw:style-name="gr5" draw:text-style-name="P54" svg:x1="0.4071in" svg:y1="0.1449in" svg:x2="0.4071in" svg:y2="0.024in"><text:p/></draw:line></draw:g></draw:g></text:p>
      <text:p text:style-name="P9"/>
      <text:p text:style-name="P4"/>
      <text:p text:style-name="P25"><text:span text:style-name="T19">Education</text:span><text:tab/><text:span text:style-name="T9">University of Abertay 2014 – MSc Computer Games Technology –</text:span><text:span text:style-name="T11"> In Progress, Feb. 2014 Graduation</text:span></text:p>
      <text:p text:style-name="P26"><text:span text:style-name="T20"><text:tab/> <text:s text:c="6"/></text:span><text:span text:style-name="T14">Dissertation in the field of artificial intelligence</text:span></text:p>
      <text:p text:style-name="P27"/>
      <text:p text:style-name="P28">Portland State University, USA, 2012 – Computer Science Advanced Degree Preparation</text:p>
      <text:p text:style-name="P30">Additional Coursework in Visual Design and Music</text:p>
      <text:p text:style-name="P27"/>
      <text:p text:style-name="P29"><text:span text:style-name="T3">Oregon State University, USA, 2009 – BSc Chemical Engineering, </text:span><text:span text:style-name="T5">Cum Laude (First Class Hons)</text:span></text:p>
      <text:p text:style-name="P52">Additional Coursework in Business Law, Marketing, and Entrepreneurship</text:p>
      <text:p text:style-name="P47"/>
      <text:p text:style-name="P44"><draw:g text:anchor-type="paragraph" draw:z-index="8" draw:style-name="gr2"><draw:rect draw:style-name="gr3" draw:text-style-name="P54" svg:width="1.1087in" svg:height="0.2807in" svg:x="-0.1346in" svg:y="0.2283in"><text:p/></draw:rect><draw:g draw:style-name="gr4"><draw:line draw:style-name="gr5" draw:text-style-name="P54" svg:x1="0.4071in" svg:y1="0.0819in" svg:x2="6.7323in" svg:y2="0.0874in"><text:p/></draw:line><draw:line draw:style-name="gr5" draw:text-style-name="P54" svg:x1="0.4071in" svg:y1="0.2028in" svg:x2="0.4071in" svg:y2="0.0819in"><text:p/></draw:line></draw:g></draw:g></text:p>
      <text:p text:style-name="P4"/>
      <text:p text:style-name="P17"><text:span text:style-name="T12"><text:s text:c="2"/></text:span><text:span text:style-name="T19">Awards</text:span><text:tab/><text:span text:style-name="T9">Scottish Saltire Scholarship - </text:span><text:span text:style-name="T15">£2,000</text:span><text:span text:style-name="T16">, awarded to 200 international students to study in Scotland.</text:span></text:p>
      <text:p text:style-name="P46"><text:span text:style-name="T4">Abertay Academic Excellence Award -</text:span><text:span text:style-name="T6"> </text:span><text:span text:style-name="T7">£3,000, awarded to those who have academic merit significantly above <text:line-break/> <text:s/>the normal requirement for the chosen degree program.</text:span></text:p>
      <text:p text:style-name="P40"><text:span text:style-name="T15"/></text:p>
      <text:p text:style-name="P2"/>
      <text:p text:style-name="P2"/>
      <text:p text:style-name="P2"><draw:g text:anchor-type="paragraph" draw:z-index="3" draw:style-name="gr2"><draw:rect draw:style-name="gr3" draw:text-style-name="P54" svg:width="1.1087in" svg:height="0.2807in" svg:x="-0.1346in" svg:y="0.15in"><text:p/></draw:rect><draw:g draw:style-name="gr4"><draw:line draw:style-name="gr5" draw:text-style-name="P54" svg:x1="0.4071in" svg:y1="0.0031in" svg:x2="6.7323in" svg:y2="0.0087in"><text:p/></draw:line><draw:line draw:style-name="gr5" draw:text-style-name="P54" svg:x1="0.4071in" svg:y1="0.124in" svg:x2="0.4071in" svg:y2="0.0031in"><text:p/></draw:line></draw:g></draw:g></text:p>
      <text:p text:style-name="P2"/>
      <text:p text:style-name="P2"/>
      <text:p text:style-name="P2"/>
      <text:p text:style-name="P2"/>
      <text:p text:style-name="P2"/>
      <text:p text:style-name="P17"><text:span text:style-name="T19">Projects</text:span><text:tab/><text:span text:style-name="T9">Racing Game Fuzzy Logic Controller Tuned With Genetic Algorithms</text:span></text:p>
      <text:p text:style-name="P18"><text:span text:style-name="T16"><text:tab/></text:span><text:span text:style-name="T18">Web location: <text:s/></text:span><text:span text:style-name="T16">https://github.com/Jiyambi/Portfolio/wiki/Fuzzy-Logic-Controller-with-Genetic-Algorithms</text:span></text:p>
      <text:p text:style-name="P19"><text:tab/>This JavaScript and HTML5 project demonstrates the use of a fuzzy inference system to control a car in a racing game. It allows full customisation of the controller settings, including membership functions and rules. The final section of the application explores the tuning of a fuzzy controller using genetic algorithms.</text:p>
      <text:p text:style-name="P19"/>
      <text:p text:style-name="P20">DirectX Sample Scene – Solar System Exploration</text:p>
      <text:p text:style-name="P18"><text:span text:style-name="T16"><text:tab/></text:span><text:span text:style-name="T18">Web location: <text:s/></text:span><text:span text:style-name="T17">https://github.com/Jiyambi/Portfolio/wiki/DirectX-Sample-Scene-–-Solar-System-Exploration</text:span></text:p>
      <text:p text:style-name="P19"><text:tab/>This C++ project demonstrates familiarity with various features of DirectX 11. It simulates a solar system with various spheres orbiting about the sun. The scene showcases 3D models, 2D overlays, in-scene point lighting, a particle system, skybox, text FPS and CPU usage display, Direct Input camera controls, and Direct Sound music and sound effects.</text:p>
      <text:p text:style-name="P19"/>
      <text:p text:style-name="P20">Denizen Pop – Game for the 2013 Scottish Game Jam</text:p>
      <text:p text:style-name="P18"><text:span text:style-name="T16"><text:tab/></text:span><text:span text:style-name="T18">Web location: <text:s/></text:span><text:span text:style-name="T17">https://github.com/Jiyambi/Portfolio/wiki/Game-Jam:-Denizen-Pop</text:span></text:p>
      <text:p text:style-name="P19"><text:tab/>This Unity and C# game is a 2D infinite runner style game referencing recent issues with horse meat in burgers. The game was created in 48 hours with a team of three.</text:p>
      <text:p text:style-name="P22"/>
      <text:p text:style-name="P22"/>
      <text:p text:style-name="P22"/>
      <text:p text:style-name="P22"/>
      <text:p text:style-name="P22"/>
      <text:p text:style-name="P22"><draw:g text:anchor-type="paragraph" draw:z-index="4" draw:style-name="gr2"><draw:rect draw:style-name="gr3" draw:text-style-name="P54" svg:width="1.1087in" svg:height="0.2807in" svg:x="-0.1346in" svg:y="0.1591in"><text:p/></draw:rect><draw:g draw:style-name="gr4"><draw:line draw:style-name="gr5" draw:text-style-name="P54" svg:x1="0.4071in" svg:y1="0.0122in" svg:x2="6.7323in" svg:y2="0.0177in"><text:p/></draw:line><draw:line draw:style-name="gr5" draw:text-style-name="P54" svg:x1="0.4071in" svg:y1="0.1331in" svg:x2="0.4071in" svg:y2="0.0122in"><text:p/></draw:line></draw:g></draw:g></text:p>
      <text:p text:style-name="P22"/>
      <text:p text:style-name="P22"/>
      <text:p text:style-name="P22"/>
      <text:p text:style-name="P22"/>
      <text:p text:style-name="P21"><text:span text:style-name="T12"><text:s text:c="5"/></text:span><text:span text:style-name="T19">Work</text:span><text:tab/><text:span text:style-name="T9">07/2011 – 08/2012<text:tab/>| <text:s text:c="2"/>Quality Assurance Inte</text:span><text:span text:style-name="T10">rn <text:s text:c="3"/><text:tab/>| <text:s text:c="2"/>Intel, Hillsboro OR, USA</text:span></text:p>
      <text:p text:style-name="P13">Member of the quality assurance team responsible for testing the Intel smart TV Flash plugin. Basic responsibilities included device set up, test operation, and results reporting. Trained new employees. Developed multiple tools to streamline the QA process and improve team efficiency. Team efforts resulted in official Adobe certification for the Intel smart TV platform.</text:p>
      <text:p text:style-name="P13"><text:s/></text:p>
      <text:p text:style-name="P11">04/2010 – 12/2010<text:tab/>| <text:s text:c="2"/>Lead Addon Developer <text:s text:c="2"/><text:tab/>| <text:s text:c="2"/>www.wow-pro.com, International</text:p>
      <text:p text:style-name="P15">Led an extensive, globe-spanning team of volunteers in the development of a World of Warcraft addon which brought wow-pro.com strategy guides directly into the game. Created a simplified language and Lua-based interpreter, as well as a companion guide recording addon, to allow non-experts to create content. Resulting addon was massively popular, with over 200,000 downloads to date. The product was recommended by several high profile websites within the WoW community, including WoW Insider (wow.joystiq.com).</text:p>
      <text:p text:style-name="P14"/>
      <text:p text:style-name="P11">01/2010 – 09/2010<text:tab/>| <text:s text:c="2"/>Science Instructor <text:s text:c="2"/><text:tab/><text:tab/>| <text:s text:c="2"/>Mad Science, Seattle WA, USA</text:p>
      <text:p text:style-name="P8"><text:span text:style-name="T9">06/2008 – 12/2008<text:tab/>| <text:s text:c="2"/>Engineering R&amp;D Intern <text:s text:c="2"/><text:tab/>| <text:s text:c="2"/>ATI Wah Cha</text:span><text:span text:style-name="T3">ng, Albany OR, USA</text:span></text:p>
      <text:p text:style-name="P11">09/2007 – 06/2008<text:tab/>| <text:s text:c="2"/>Engineering Education Research <text:s/><text:tab/>| <text:s text:c="2"/>OSU Chemical Engineering, USA</text:p>
      <text:p text:style-name="P10">04/2007 – 09/2007<text:tab/>| <text:s text:c="2"/>Facilities Engineering Intern <text:s text:c="2"/><text:tab/>| <text:s text:c="2"/>ON Semiconductor, Gresham OR, USA</text:p>
      <text:p text:style-name="P11">07/2006 – 11/2007<text:tab/>| <text:s text:c="2"/>Computer Technician <text:s text:c="2"/><text:tab/><text:tab/>| <text:s text:c="2"/>OSU Technology Support Services, USA</text:p>
      <text:p text:style-name="P16">Previous career resulted in many valuable life experiences. Provided huge benefits to previous employers, including the addition of a new stage to the production process at Wah Chang, and the implementation of a piping change saving ON Semiconductor $10,000 yearly. Gained familiarity with high responsibility situations, such as handling hazardous chemicals and operating powerful machinery. Gained experience presenting results, troubleshooting, and providing customer service.</text:p>
      <text:p text:style-name="P9"/>
      <text:p text:style-name="P9"/>
      <text:p text:style-name="P9"/>
      <text:p text:style-name="P9"/>
      <text:p text:style-name="P9"><draw:g text:anchor-type="paragraph" draw:z-index="6" draw:style-name="gr2"><draw:rect draw:style-name="gr3" draw:text-style-name="P54" svg:width="1.1087in" svg:height="0.2807in" svg:x="-0.1209in" svg:y="0.1776in"><text:p/></draw:rect><draw:g draw:style-name="gr4"><draw:line draw:style-name="gr5" draw:text-style-name="P54" svg:x1="0.4209in" svg:y1="0.0311in" svg:x2="6.7461in" svg:y2="0.0366in"><text:p/></draw:line><draw:line draw:style-name="gr5" draw:text-style-name="P54" svg:x1="0.4209in" svg:y1="0.152in" svg:x2="0.4209in" svg:y2="0.0311in"><text:p/></draw:line></draw:g></draw:g></text:p>
      <text:p text:style-name="P9"/>
      <text:p text:style-name="P4"/>
      <text:p text:style-name="P25"><text:span text:style-name="T19">References</text:span><text:tab/><text:span text:style-name="T10">Academic</text:span></text:p>
      <text:p text:style-name="P34">Dr. David King, d.king@abertay.ac.uk, Director of Academic Programmes, SECAM, Abertay University</text:p>
      <text:p text:style-name="P34"/>
      <text:p text:style-name="P35">Professional</text:p>
      <text:p text:style-name="P36">Mr. Charley Faivre, faivre.charley@gmail.com, Owner and Administrator of wow-pro.com<text:line-break/>Mr. Christopher Sauvageau, christopher.sauvageau@intel.com, QA Manager, Int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Black" svg:font-family="'Arial Black'"/>
    <style:font-face style:name="Georgia" svg:font-family="Georgia"/>
    <style:font-face style:name="OpenSymbol" svg:font-family="OpenSymbol"/>
    <style:font-face style:name="Manaspace" svg:font-family="Manaspace" style:font-family-generic="modern" style:font-pitch="fixed"/>
    <style:font-face style:name="Ebrima" svg:font-family="Ebrima" style:font-pitch="variable"/>
    <style:font-face style:name="Manaspace1" svg:font-family="Manaspace"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Fine_20_Dashed_20__28_var_29_" draw:display-name="Fine Dashed (var)" draw:style="rect" draw:dots1="1" draw:dots1-length="197%" draw:distance="197%"/>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line-height="115%" fo:break-before="auto" fo:break-after="auto"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fo:line-height="115%"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line-height="115%"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line-height="115%"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line-height="115%"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line-height="115%"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35in" style:type="center"/>
          <style:tab-stop style:position="6.7in" style:type="righ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00%" fo:text-align="center" style:justify-single-word="false" style:page-number="auto" fo:break-before="auto" fo:break-after="auto" style:writing-mode="lr-tb"/>
      <style:text-properties fo:color="#ff6633" style:font-name="Manaspace" fo:font-size="20pt" fo:font-weight="bold" style:font-name-asian="Arial Black" style:font-size-asian="20pt" style:font-weight-asian="bold" style:font-name-complex="Arial Black" style:font-size-complex="20pt" style:font-weight-complex="bold" style:font-relief="engraved"/>
    </style:style>
    <style:style style:name="MP2" style:family="paragraph" style:parent-style-name="Standard">
      <style:paragraph-properties fo:margin-left="0in" fo:margin-right="0in" fo:margin-top="0in" fo:margin-bottom="0in" fo:line-height="115%" fo:text-align="center" style:justify-single-word="false" fo:text-indent="0in" style:auto-text-indent="false" style:writing-mode="lr-tb"/>
      <style:text-properties style:font-name="Ebrima"/>
    </style:style>
    <style:style style:name="MP3" style:family="paragraph">
      <style:text-properties fo:color="#ffcc99" style:font-name="Manaspace" fo:font-size="66pt" fo:font-weight="900" style:font-size-asian="66pt" style:font-size-complex="66pt" style:font-relief="engraved"/>
    </style:style>
    <style:style style:name="MT1" style:family="text">
      <style:text-properties fo:color="#ffcc99" style:font-name="Manaspace" fo:font-size="66pt" fo:font-weight="900" style:font-size-asian="66pt" style:font-size-complex="66pt" style:font-relief="engraved"/>
    </style:style>
    <style:style style:name="MT2" style:family="text">
      <style:text-properties fo:color="#000000" fo:font-size="8pt" style:font-size-asian="8pt" style:font-size-complex="8pt"/>
    </style:style>
    <style:style style:name="MT3" style:family="text">
      <style:text-properties fo:color="#000000" fo:font-size="8pt" fo:background-color="transparent" style:font-size-asian="8pt" style:font-size-complex="8pt"/>
    </style:style>
    <style:style style:name="Mgr1" style:family="graphic">
      <style:graphic-properties draw:stroke="none" svg:stroke-color="#e6e6e6" draw:fill="none" draw:fill-color="#ffffff" fo:min-height="0.9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8583in" fo:margin-bottom="0.7846in" fo:margin-left="0.8165in" fo:margin-right="0.7516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 A R A H <text:s text:c="2"/>H E R Z O G</text:p>
        <text:p text:style-name="MP2"><draw:frame text:anchor-type="paragraph" draw:z-index="1" draw:style-name="Mgr1" draw:text-style-name="MP3" svg:width="9.585in" svg:height="0.9953in" draw:transform="rotate (-1.57428698529889) translate (6.74583333333333in 0.125in)"><draw:text-box><text:p><text:span text:style-name="MT1">GAME PROGRAMMER</text:span></text:p></draw:text-box></draw:frame><text:span text:style-name="MT2">github.com/Jiyambi/Portfolio</text:span><text:span text:style-name="MT3"> <text:s text:c="2"/>| <text:s text:c="2"/>07936 434640 <text:s text:c="2"/></text:span><text:span text:style-name="MT2">| <text:s text:c="2"/>sarah.ann.herzog@gmail.com</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165a79a-7059095-e13bb37-fef39a4-9503d18</meta:generator>
    <dc:title/>
    <meta:initial-creator/>
    <meta:editing-cycles>51</meta:editing-cycles>
    <dc:date>2013-02-11T18:16:05.83</dc:date>
    <meta:editing-duration>PT23H29S</meta:editing-duration>
    <meta:document-statistic meta:table-count="0" meta:image-count="0" meta:object-count="0" meta:page-count="2" meta:paragraph-count="57" meta:word-count="893" meta:character-count="6354" meta:non-whitespace-character-count="5436"/>
  </office:meta>
</office:document-meta>
</file>